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9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144.356226269">
            <text:p>￥87,14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9692">
            <text:p>79,69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9692">
            <text:p>￥79,69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692">
            <text:p>79692</text:p>
          </table:table-cell>
          <table:table-cell table:style-name="ce28"/>
          <table:table-cell table:style-name="ce34" table:formula="of:=SUM([.I3:.I6])" office:value-type="currency" office:currency="JPY" office:value="4356.9682819">
            <text:p>￥4,35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23420954">
            <text:p>2.23420954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24700">
            <text:p>￥24,700</text:p>
          </table:table-cell>
          <table:table-cell table:style-name="ce19" table:formula="of:=[.D6]*[.G6]" office:value-type="currency" office:currency="JPY" office:value="87139.365638">
            <text:p>￥87,13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52790954">
            <text:p>3.52790954</text:p>
          </table:table-cell>
          <table:table-cell table:style-name="ce32" table:formula="of:=[.G6]*[.H$7]" office:value-type="float" office:value="0.176395477">
            <text:p>0.1764</text:p>
          </table:table-cell>
          <table:table-cell table:style-name="ce35" table:formula="of:=[.H6]*[.D6]" office:value-type="currency" office:currency="JPY" office:value="4356.9682819">
            <text:p>￥4,357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786.0890565673">
            <text:p>￥21,7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518.529449269">
            <text:p>￥86,51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5110">
            <text:p>75,11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5110">
            <text:p>￥75,1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5110">
            <text:p>75110</text:p>
          </table:table-cell>
          <table:table-cell table:style-name="ce28"/>
          <table:table-cell table:style-name="ce34" table:formula="of:=SUM([.I3:.I6])" office:value-type="currency" office:currency="JPY" office:value="4325.67694305">
            <text:p>￥4,32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17030556">
            <text:p>2.1703055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24975">
            <text:p>￥24,975</text:p>
          </table:table-cell>
          <table:table-cell table:style-name="ce19" table:formula="of:=[.D6]*[.G6]" office:value-type="currency" office:currency="JPY" office:value="86513.538861">
            <text:p>￥86,51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46400556">
            <text:p>3.46400556</text:p>
          </table:table-cell>
          <table:table-cell table:style-name="ce32" table:formula="of:=[.G6]*[.H$7]" office:value-type="float" office:value="0.173200278">
            <text:p>0.1732</text:p>
          </table:table-cell>
          <table:table-cell table:style-name="ce35" table:formula="of:=[.H6]*[.D6]" office:value-type="currency" office:currency="JPY" office:value="4325.67694305">
            <text:p>￥4,325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629.6323623173">
            <text:p>￥21,63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563.276196769">
            <text:p>￥108,5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528">
            <text:p>59,52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9528">
            <text:p>￥59,5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528">
            <text:p>59528</text:p>
          </table:table-cell>
          <table:table-cell table:style-name="ce28"/>
          <table:table-cell table:style-name="ce34" table:formula="of:=SUM([.I3:.I6])" office:value-type="currency" office:currency="JPY" office:value="5427.914280425">
            <text:p>￥5,4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11472341">
            <text:p>2.11472341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50">
            <text:p>￥31,850</text:p>
          </table:table-cell>
          <table:table-cell table:style-name="ce19" table:formula="of:=[.D6]*[.G6]" office:value-type="currency" office:currency="JPY" office:value="108558.2856085">
            <text:p>￥108,5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40842341">
            <text:p>3.40842341</text:p>
          </table:table-cell>
          <table:table-cell table:style-name="ce32" table:formula="of:=[.G6]*[.H$7]" office:value-type="float" office:value="0.1704211705">
            <text:p>0.1704</text:p>
          </table:table-cell>
          <table:table-cell table:style-name="ce35" table:formula="of:=[.H6]*[.D6]" office:value-type="currency" office:currency="JPY" office:value="5427.914280425">
            <text:p>￥5,427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140.8190491923">
            <text:p>￥27,1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100.877694369">
            <text:p>￥110,10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819">
            <text:p>53,81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819">
            <text:p>￥53,81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819">
            <text:p>53819</text:p>
          </table:table-cell>
          <table:table-cell table:style-name="ce28"/>
          <table:table-cell table:style-name="ce34" table:formula="of:=SUM([.I3:.I6])" office:value-type="currency" office:currency="JPY" office:value="5504.794355305">
            <text:p>￥5,50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9699563">
            <text:p>2.0969956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470">
            <text:p>￥32,470</text:p>
          </table:table-cell>
          <table:table-cell table:style-name="ce19" table:formula="of:=[.D6]*[.G6]" office:value-type="currency" office:currency="JPY" office:value="110095.8871061">
            <text:p>￥110,0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9069563">
            <text:p>3.39069563</text:p>
          </table:table-cell>
          <table:table-cell table:style-name="ce32" table:formula="of:=[.G6]*[.H$7]" office:value-type="float" office:value="0.1695347815">
            <text:p>0.1695</text:p>
          </table:table-cell>
          <table:table-cell table:style-name="ce35" table:formula="of:=[.H6]*[.D6]" office:value-type="currency" office:currency="JPY" office:value="5504.794355305">
            <text:p>￥5,504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25.2194235922">
            <text:p>￥27,5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381.538402519">
            <text:p>￥107,38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062">
            <text:p>48,06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8062">
            <text:p>￥48,0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062">
            <text:p>48062</text:p>
          </table:table-cell>
          <table:table-cell table:style-name="ce28"/>
          <table:table-cell table:style-name="ce34" table:formula="of:=SUM([.I3:.I6])" office:value-type="currency" office:currency="JPY" office:value="5368.8273907125">
            <text:p>￥5,36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7075395">
            <text:p>2.07075395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915">
            <text:p>￥31,915</text:p>
          </table:table-cell>
          <table:table-cell table:style-name="ce19" table:formula="of:=[.D6]*[.G6]" office:value-type="currency" office:currency="JPY" office:value="107376.54781425">
            <text:p>￥107,37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6445395">
            <text:p>3.36445395</text:p>
          </table:table-cell>
          <table:table-cell table:style-name="ce32" table:formula="of:=[.G6]*[.H$7]" office:value-type="float" office:value="0.1682226975">
            <text:p>0.1682</text:p>
          </table:table-cell>
          <table:table-cell table:style-name="ce35" table:formula="of:=[.H6]*[.D6]" office:value-type="currency" office:currency="JPY" office:value="5368.8273907125">
            <text:p>￥5,368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45.3846006298">
            <text:p>￥26,84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000.099330469">
            <text:p>￥104,00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417">
            <text:p>42,41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2417">
            <text:p>￥42,4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417">
            <text:p>42417</text:p>
          </table:table-cell>
          <table:table-cell table:style-name="ce28"/>
          <table:table-cell table:style-name="ce34" table:formula="of:=SUM([.I3:.I6])" office:value-type="currency" office:currency="JPY" office:value="5199.79470447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4270982">
            <text:p>2.0427098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70">
            <text:p>￥31,170</text:p>
          </table:table-cell>
          <table:table-cell table:style-name="ce19" table:formula="of:=[.D6]*[.G6]" office:value-type="currency" office:currency="JPY" office:value="103995.8940894">
            <text:p>￥103,9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3640982">
            <text:p>3.33640982</text:p>
          </table:table-cell>
          <table:table-cell table:style-name="ce32" table:formula="of:=[.G6]*[.H$7]" office:value-type="float" office:value="0.166820491">
            <text:p>0.1668</text:p>
          </table:table-cell>
          <table:table-cell table:style-name="ce35" table:formula="of:=[.H6]*[.D6]" office:value-type="currency" office:currency="JPY" office:value="5199.79470447">
            <text:p>￥5,199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00.0248326172">
            <text:p>￥26,00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286.824039819">
            <text:p>￥102,28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949">
            <text:p>36,9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949">
            <text:p>￥36,9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949">
            <text:p>36949</text:p>
          </table:table-cell>
          <table:table-cell table:style-name="ce28"/>
          <table:table-cell table:style-name="ce34" table:formula="of:=SUM([.I3:.I6])" office:value-type="currency" office:currency="JPY" office:value="5114.130939937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1909737">
            <text:p>2.01909737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875">
            <text:p>￥30,875</text:p>
          </table:table-cell>
          <table:table-cell table:style-name="ce19" table:formula="of:=[.D6]*[.G6]" office:value-type="currency" office:currency="JPY" office:value="102282.61879875">
            <text:p>￥102,2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1279737">
            <text:p>3.31279737</text:p>
          </table:table-cell>
          <table:table-cell table:style-name="ce32" table:formula="of:=[.G6]*[.H$7]" office:value-type="float" office:value="0.1656398685">
            <text:p>0.1656</text:p>
          </table:table-cell>
          <table:table-cell table:style-name="ce35" table:formula="of:=[.H6]*[.D6]" office:value-type="currency" office:currency="JPY" office:value="5114.1309399375">
            <text:p>￥5,114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571.7060099547">
            <text:p>￥25,5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991.265310169">
            <text:p>￥107,99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576">
            <text:p>31,5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1576">
            <text:p>￥31,5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1576">
            <text:p>31576</text:p>
          </table:table-cell>
          <table:table-cell table:style-name="ce28"/>
          <table:table-cell table:style-name="ce34" table:formula="of:=SUM([.I3:.I6])" office:value-type="currency" office:currency="JPY" office:value="5399.353003455">
            <text:p>￥5,39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9808662">
            <text:p>1.9980866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805">
            <text:p>￥32,805</text:p>
          </table:table-cell>
          <table:table-cell table:style-name="ce19" table:formula="of:=[.D6]*[.G6]" office:value-type="currency" office:currency="JPY" office:value="107987.0600691">
            <text:p>￥107,98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9178662">
            <text:p>3.29178662</text:p>
          </table:table-cell>
          <table:table-cell table:style-name="ce32" table:formula="of:=[.G6]*[.H$7]" office:value-type="float" office:value="0.164589331">
            <text:p>0.1646</text:p>
          </table:table-cell>
          <table:table-cell table:style-name="ce35" table:formula="of:=[.H6]*[.D6]" office:value-type="currency" office:currency="JPY" office:value="5399.353003455">
            <text:p>￥5,39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997.8163275422">
            <text:p>￥26,9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2018/09/07</text:date>, <text:time>22:20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9-07T22:20:24</dc:date>
    <dc:creator>鈴木 豊樹</dc:creator>
    <meta:editing-duration>PT6H48M19S</meta:editing-duration>
    <meta:editing-cycles>75</meta:editing-cycles>
    <meta:generator>OpenOffice/4.1.5$Unix OpenOffice.org_project/415m1$Build-9789</meta:generator>
    <meta:document-statistic meta:table-count="60" meta:cell-count="4028" meta:object-count="0"/>
  </office:meta>
</office:document-meta>
</file>